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2pt" style:text-underline-style="none" fo:font-weight="normal" officeooo:rsid="001aa09d" officeooo:paragraph-rsid="001aa09d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Serif1" fo:font-size="12pt" style:text-underline-style="none" fo:font-weight="normal" officeooo:rsid="001c2db2" officeooo:paragraph-rsid="001c2db2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1" fo:font-size="12pt" style:text-underline-style="none" fo:font-weight="normal" officeooo:rsid="001f76dc" officeooo:paragraph-rsid="001f76dc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1" fo:font-size="15pt" style:text-underline-style="none" fo:font-weight="normal" officeooo:rsid="001f76dc" officeooo:paragraph-rsid="001f76dc" style:font-size-asian="15pt" style:font-weight-asian="normal" style:font-size-complex="15pt" style:font-weight-complex="normal"/>
    </style:style>
    <style:style style:name="T1" style:family="text">
      <style:text-properties officeooo:rsid="001b8e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issance du système solaire :</text:p>
      <text:p text:style-name="P3"/>
      <text:p text:style-name="P3">Big Bang = 13,7 milliards d’annèes</text:p>
      <text:p text:style-name="P3"/>
      <text:p text:style-name="P1">Synthèse des élements chimiques</text:p>
      <text:p text:style-name="P1">Big Bang &gt;&gt;&gt; nucléosynthèse primordiale</text:p>
      <text:p text:style-name="P1">Etoiles &gt;&gt;&gt; nucléosynthèse stellaire </text:p>
      <text:p text:style-name="P1">&gt;&gt;&gt; autres processus</text:p>
      <text:p text:style-name="P1"/>
      <text:p text:style-name="P1"><text:span text:style-name="T1">N</text:span>aissance d’une étoile :</text:p>
      <text:p text:style-name="P1">Effo<text:span text:style-name="T1">n</text:span>drement gravitationnel &gt; Ségrégation chimique &gt; Condensation et accrétion</text:p>
      <text:p text:style-name="P1"/>
      <text:p text:style-name="P2">3 familles de planètes : Rocheuses, Gaseuses et Naine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3:31:28.553000000</meta:creation-date>
    <dc:date>2018-11-16T14:25:48.774000000</dc:date>
    <meta:editing-duration>PT34M39S</meta:editing-duration>
    <meta:editing-cycles>6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9" meta:word-count="49" meta:character-count="347" meta:non-whitespace-character-count="306"/>
  </office:meta>
</office:document-meta>
</file>